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1">
            <text:p>違章建築拆除案件</text:p>
          </table:table-cell>
          <table:covered-table-cell table:number-columns-repeated="9"/>
          <table:table-cell table:number-columns-spanned="8" table:number-rows-spanned="1" table:style-name="ce23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8">
            <text:p>中華民國104年12月</text:p>
          </table:table-cell>
          <table:covered-table-cell table:number-columns-repeated="9"/>
          <table:table-cell office:value-type="string" table:number-columns-spanned="8" table:number-rows-spanned="1" table:style-name="ce26">
            <text:p><text:s text:c="8"/>December <text:s text:c="3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5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4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8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8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2">
            <text:p>至本月底</text:p>
            <text:p>尚未拆除總數</text:p>
          </table:table-cell>
          <table:table-cell office:value-type="string" table:number-columns-spanned="1" table:number-rows-spanned="2" table:style-name="ce68">
            <text:p>本月拆除總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8">
            <text:p>本月尚未</text:p>
            <text:p>拆除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71">
            <text:p>本年度累計至本月底</text:p>
            <text:p>移送法辦數</text:p>
          </table:table-cell>
          <table:table-cell office:value-type="string" table:number-columns-spanned="1" table:number-rows-spanned="2" table:style-name="ce70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46146" table:style-name="ce11">
            <text:p><text:s/>646,146<text:s/></text:p>
          </table:table-cell>
          <table:table-cell office:value-type="float" office:value="2315" table:style-name="ce12">
            <text:p><text:s/>2,315<text:s/></text:p>
          </table:table-cell>
          <table:table-cell office:value-type="float" office:value="39202" table:style-name="ce12">
            <text:p><text:s/>39,20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" table:style-name="ce12">
            <text:p><text:s/>25<text:s/></text:p>
          </table:table-cell>
          <table:table-cell office:value-type="float" office:value="571020" table:style-name="ce12">
            <text:p><text:s/>571,0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3" table:style-name="ce12">
            <text:p><text:s/>223<text:s/></text:p>
          </table:table-cell>
          <table:table-cell office:value-type="float" office:value="32608" table:style-name="ce12">
            <text:p><text:s/>32,608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845" table:style-name="ce12">
            <text:p><text:s/>845<text:s/></text:p>
          </table:table-cell>
          <table:table-cell office:value-type="float" office:value="4538" table:style-name="ce12">
            <text:p><text:s/>4,538<text:s/></text:p>
          </table:table-cell>
          <table:table-cell office:value-type="float" office:value="3316" table:style-name="ce12">
            <text:p><text:s/>3,316<text:s/></text:p>
          </table:table-cell>
          <table:table-cell office:value-type="float" office:value="1222" table:style-name="ce12">
            <text:p><text:s/>1,222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6" table:style-name="ce12">
            <text:p><text:s/>6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3861" table:style-name="ce11">
            <text:p><text:s/>203,861<text:s/></text:p>
          </table:table-cell>
          <table:table-cell office:value-type="float" office:value="332" table:style-name="ce12">
            <text:p><text:s/>33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8194" table:style-name="ce12">
            <text:p><text:s/>188,1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4267" table:style-name="ce12">
            <text:p><text:s/>14,26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1474" table:style-name="ce12">
            <text:p><text:s/>1,474<text:s/></text:p>
          </table:table-cell>
          <table:table-cell office:value-type="float" office:value="1400" table:style-name="ce12">
            <text:p><text:s/>1,400<text:s/></text:p>
          </table:table-cell>
          <table:table-cell office:value-type="float" office:value="74" table:style-name="ce12">
            <text:p><text:s/>74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506" table:style-name="ce11">
            <text:p><text:s/>84,506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538" table:style-name="ce12">
            <text:p><text:s/>75,53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2147" table:style-name="ce12">
            <text:p><text:s/>2,1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372" table:style-name="ce12">
            <text:p><text:s/>372<text:s/></text:p>
          </table:table-cell>
          <table:table-cell office:value-type="float" office:value="259" table:style-name="ce12">
            <text:p><text:s/>259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1500" table:style-name="ce11">
            <text:p><text:s/>51,500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47" table:style-name="ce12">
            <text:p><text:s/>45,1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40" table:style-name="ce12">
            <text:p><text:s/>5,0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7" table:style-name="ce12">
            <text:p><text:s/>167<text:s/></text:p>
          </table:table-cell>
          <table:table-cell office:value-type="float" office:value="579" table:style-name="ce12">
            <text:p><text:s/>579<text:s/></text:p>
          </table:table-cell>
          <table:table-cell office:value-type="float" office:value="579" table:style-name="ce12">
            <text:p><text:s/>57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6772" table:style-name="ce11">
            <text:p><text:s/>66,772<text:s/></text:p>
          </table:table-cell>
          <table:table-cell office:value-type="float" office:value="341" table:style-name="ce12">
            <text:p><text:s/>341<text:s/></text:p>
          </table:table-cell>
          <table:table-cell office:value-type="float" office:value="16767" table:style-name="ce12">
            <text:p><text:s/>16,76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47449" table:style-name="ce12">
            <text:p><text:s/>47,4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2257" table:style-name="ce12">
            <text:p><text:s/>2,2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5" table:style-name="ce12">
            <text:p><text:s/>95<text:s/></text:p>
          </table:table-cell>
          <table:table-cell office:value-type="float" office:value="520" table:style-name="ce12">
            <text:p><text:s/>520<text:s/></text:p>
          </table:table-cell>
          <table:table-cell office:value-type="float" office:value="299" table:style-name="ce12">
            <text:p><text:s/>299<text:s/></text:p>
          </table:table-cell>
          <table:table-cell office:value-type="float" office:value="221" table:style-name="ce12">
            <text:p><text:s/>22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5666" table:style-name="ce11">
            <text:p><text:s/>25,666<text:s/></text:p>
          </table:table-cell>
          <table:table-cell office:value-type="float" office:value="655" table:style-name="ce12">
            <text:p><text:s/>655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397" table:style-name="ce12">
            <text:p><text:s/>19,39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2488" table:style-name="ce12">
            <text:p><text:s/>2,4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802" table:style-name="ce12">
            <text:p><text:s/>802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630" table:style-name="ce12">
            <text:p><text:s/>63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702" table:style-name="ce11">
            <text:p><text:s/>121,702<text:s/></text:p>
          </table:table-cell>
          <table:table-cell office:value-type="float" office:value="295" table:style-name="ce12">
            <text:p><text:s/>295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090" table:style-name="ce12">
            <text:p><text:s/>119,0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2240" table:style-name="ce12">
            <text:p><text:s/>2,24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203" table:style-name="ce12">
            <text:p><text:s/>203<text:s/></text:p>
          </table:table-cell>
          <table:table-cell office:value-type="float" office:value="113" table:style-name="ce12">
            <text:p><text:s/>1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8970" table:style-name="ce11">
            <text:p><text:s/>88,970<text:s/></text:p>
          </table:table-cell>
          <table:table-cell office:value-type="float" office:value="153" table:style-name="ce12">
            <text:p><text:s/>153<text:s/></text:p>
          </table:table-cell>
          <table:table-cell office:value-type="float" office:value="10880" table:style-name="ce12">
            <text:p><text:s/>10,8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73677" table:style-name="ce12">
            <text:p><text:s/>73,67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4023" table:style-name="ce12">
            <text:p><text:s/>4,023<text:s/></text:p>
          </table:table-cell>
          <table:table-cell office:value-type="float" office:value="24" table:style-name="ce12">
            <text:p><text:s/>24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461" table:style-name="ce12">
            <text:p><text:s/>461<text:s/></text:p>
          </table:table-cell>
          <table:table-cell office:value-type="float" office:value="390" table:style-name="ce12">
            <text:p><text:s/>390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136" table:style-name="ce13">
            <text:p><text:s/>3,136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23" table:style-name="ce14">
            <text:p><text:s/>22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90" table:style-name="ce14">
            <text:p><text:s/>90<text:s/></text:p>
          </table:table-cell>
          <table:table-cell office:value-type="float" office:value="88" table:style-name="ce14">
            <text:p><text:s/>88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342" table:style-name="ce13">
            <text:p><text:s/>6,342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698" table:style-name="ce14">
            <text:p><text:s/>4,6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507" table:style-name="ce14">
            <text:p><text:s/>50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15" table:style-name="ce13">
            <text:p><text:s/>2,61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76" table:style-name="ce14">
            <text:p><text:s/>2,4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2" table:style-name="ce14">
            <text:p><text:s/>10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372" table:style-name="ce13">
            <text:p><text:s/>7,37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879" table:style-name="ce14">
            <text:p><text:s/>6,8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10" table:style-name="ce14">
            <text:p><text:s/>210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110" table:style-name="ce13">
            <text:p><text:s/>2,1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3" table:style-name="ce14">
            <text:p><text:s/>1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855" table:style-name="ce13">
            <text:p><text:s/>2,855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2111" table:style-name="ce14">
            <text:p><text:s/>2,1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503" table:style-name="ce14">
            <text:p><text:s/>5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27" table:style-name="ce14">
            <text:p><text:s/>2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532" table:style-name="ce13">
            <text:p><text:s/>3,532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43" table:style-name="ce14">
            <text:p><text:s/>44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775" table:style-name="ce13">
            <text:p><text:s/>13,775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299" table:style-name="ce14">
            <text:p><text:s/>12,2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85" table:style-name="ce14">
            <text:p><text:s/>58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079" table:style-name="ce13">
            <text:p><text:s/>1,079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93" table:style-name="ce13">
            <text:p><text:s/>2,793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9" table:style-name="ce14">
            <text:p><text:s/>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017" table:style-name="ce13">
            <text:p><text:s/>18,017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794" table:style-name="ce14">
            <text:p><text:s/>16,79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69" table:style-name="ce14">
            <text:p><text:s/>2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969" table:style-name="ce13">
            <text:p><text:s/>8,969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60" table:style-name="ce14">
            <text:p><text:s/>96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5" table:style-name="ce14">
            <text:p><text:s/>65<text:s/></text:p>
          </table:table-cell>
          <table:table-cell office:value-type="float" office:value="62" table:style-name="ce14">
            <text:p><text:s/>6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66" table:style-name="ce13">
            <text:p><text:s/>16,36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2" table:style-name="ce14">
            <text:p><text:s/>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69" table:style-name="ce11">
            <text:p><text:s/>3,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8" table:style-name="ce12">
            <text:p><text:s/>2,5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6" table:style-name="ce12">
            <text:p><text:s/>14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97" table:style-name="ce13">
            <text:p><text:s/>2,5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2" table:style-name="ce14">
            <text:p><text:s/>2,4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2" table:style-name="ce14">
            <text:p><text:s/>1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2" table:style-name="ce13">
            <text:p><text:s/>57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林進義</dc:creator>
    <meta:creation-date>2003-10-23T06:49:28Z</meta:creation-date>
    <dc:date>2016-02-15T01:27:52Z</dc:date>
    <meta:print-date>2013-12-12T03:50:57Z</meta:print-date>
  </office:meta>
</office:document-meta>
</file>